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Standard" style:list-style-name="L1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3"/>
      <text:p text:style-name="P3"/>
      <text:p text:style-name="P3"/>
      <text:p text:style-name="P3">Team Implementation</text:p>
      <text:p text:style-name="P3"/>
      <text:p text:style-name="P3">Dr. Page</text:p>
      <text:p text:style-name="P3"/>
      <text:p text:style-name="P3">December 2, 2012</text:p>
      <text:p text:style-name="P3"/>
      <text:p text:style-name="P3">Team Van Rossum</text:p>
      <text:p text:style-name="P3"/>
      <text:p text:style-name="P3">Cezar Delucca</text:p>
      <text:p text:style-name="P3">Olufemi Fashanu</text:p>
      <text:p text:style-name="P3">Jakob Griffith</text:p>
      <text:p text:style-name="P3">Clayton Miller</text:p>
      <text:p text:style-name="P3">Shane Moore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7">Table Of Contents</text:p>
      <text:p text:style-name="P1"/>
      <text:p text:style-name="P1"/>
      <text:p text:style-name="P1">Heading <text:tab/><text:tab/><text:tab/><text:tab/><text:tab/><text:tab/><text:tab/><text:tab/><text:tab/><text:tab/>Page Number</text:p>
      <text:p text:style-name="P1"><text:s/></text:p>
      <text:p text:style-name="P2"><text:span text:style-name="T1">1. Problem Specification</text:span> <text:s text:c="4"/><text:tab/><text:tab/><text:tab/><text:tab/><text:tab/><text:tab/><text:tab/><text:tab/> <text:s text:c="10"/>1-4</text:p>
      <text:p text:style-name="P2"><text:tab/>1.1 Overview<text:tab/><text:tab/><text:tab/><text:tab/><text:tab/><text:tab/><text:tab/><text:tab/><text:tab/><text:tab/> <text:s text:c="10"/>1</text:p>
      <text:p text:style-name="P2"><text:tab/>1.2 Example Stock Information<text:tab/><text:tab/><text:tab/><text:tab/><text:tab/><text:tab/><text:tab/> <text:s text:c="10"/>1-3</text:p>
      <text:p text:style-name="P2"><text:tab/>1.3 Example Analysis Input<text:tab/><text:tab/><text:tab/><text:tab/><text:tab/><text:tab/><text:tab/><text:tab/> <text:s text:c="10"/>4</text:p>
      <text:p text:style-name="P2"><text:span text:style-name="T1"><text:tab/></text:span></text:p>
      <text:p text:style-name="P2"><text:span text:style-name="T1">2.. Team Design</text:span><text:tab/><text:tab/><text:tab/><text:tab/><text:tab/><text:tab/><text:tab/><text:tab/><text:tab/> <text:s text:c="22"/>5-12</text:p>
      <text:p text:style-name="P2"><text:tab/>2.1 Design Steps (Initial Outlook) <text:s text:c="84"/>6-7</text:p>
      <text:list xml:id="list587714943" text:style-name="L1">
        <text:list-item>
          <text:list>
            <text:list-item>
              <text:p text:style-name="P10">Original Tree Example <text:s text:c="96"/>8</text:p>
            </text:list-item>
            <text:list-item>
              <text:p text:style-name="P10">Refined Tree Example <text:s text:c="96"/>9</text:p>
            </text:list-item>
            <text:list-item>
              <text:p text:style-name="P10">Module Overview <text:s text:c="103"/>10-11</text:p>
            </text:list-item>
            <text:list-item>
              <text:p text:style-name="P10">Work Delegation <text:s text:c="105"/>12<text:line-break/></text:p>
            </text:list-item>
          </text:list>
        </text:list-item>
      </text:list>
      <text:p text:style-name="P1">3. ACL2 Modules<text:tab/><text:tab/><text:tab/><text:tab/><text:tab/><text:tab/><text:tab/><text:tab/><text:tab/><text:tab/><text:span text:style-name="T2"> <text:s text:c="10"/>13-50</text:span></text:p>
      <text:p text:style-name="P1"><text:tab/><text:span text:style-name="T2">3.1 Main-module.lisp<text:tab/><text:tab/><text:tab/><text:tab/><text:tab/><text:tab/><text:tab/><text:tab/><text:tab/><text:tab/>14-16</text:span></text:p>
      <text:p text:style-name="P1"><text:span text:style-name="T2"><text:tab/>3.2 Mavl-string-keys.lisp<text:tab/><text:tab/><text:tab/><text:tab/><text:tab/><text:tab/><text:tab/><text:tab/><text:tab/>17<text:tab/><text:tab/>3.3 <text:tab/><text:tab/></text:span></text:p>
      <text:p text:style-name="P1"><text:tab/></text:p>
      <text:p text:style-name="P2"><text:span text:style-name="T1">3. ACL2 Tests Source Code </text:span><text:tab/><text:tab/><text:tab/><text:tab/><text:tab/><text:tab/><text:tab/><text:tab/><text:tab/>61-100 <text:line-break/> <text:tab/><text:span text:style-name="T1">6.12</text:span>. Example file showing the testing of query 12 <text:tab/><text:tab/><text:tab/><text:tab/><text:tab/><text:tab/>63-65 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e </meta:initial-creator>
    <meta:creation-date>2012-12-03T13:56:06</meta:creation-date>
    <dc:date>2012-12-03T19:57:54</dc:date>
    <dc:creator>Shane </dc:creator>
    <meta:editing-duration>PT24M16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28" meta:word-count="99" meta:character-count="775" meta:non-whitespace-character-count="519"/>
  </office:meta>
</office:document-meta>
</file>